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834cm"/>
      <style:paragraph-properties style:writing-mode="lr-tb"/>
    </style:style>
    <style:style style:name="gr2" style:family="graphic" style:parent-style-name="standard">
      <style:graphic-properties draw:stroke="none" draw:marker-start="" draw:marker-end="" draw:fill-color="#ff0000" draw:textarea-horizontal-align="justify" draw:textarea-vertical-align="middle" draw:auto-grow-height="false" fo:min-height="0.004cm" fo:min-width="2.723cm"/>
    </style:style>
    <style:style style:name="gr3" style:family="graphic" style:parent-style-name="standard">
      <style:graphic-properties draw:stroke="none" svg:stroke-color="#000000" draw:fill="none" draw:fill-color="#ffffff" fo:min-height="1.339cm"/>
      <style:paragraph-properties style:writing-mode="lr-tb"/>
    </style:style>
    <style:style style:name="gr4" style:family="graphic" style:parent-style-name="standard">
      <style:graphic-properties draw:stroke="none" draw:marker-start="" draw:marker-end="" draw:fill-color="#ff0000" draw:textarea-horizontal-align="justify" draw:textarea-vertical-align="middle" draw:auto-grow-height="false" fo:min-height="0.004cm" fo:min-width="1.053cm"/>
    </style:style>
    <style:style style:name="gr5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6" style:family="graphic" style:parent-style-name="standard">
      <style:graphic-properties draw:stroke="none" draw:marker-start="" draw:marker-end="" draw:fill-color="#00cc00" draw:textarea-horizontal-align="justify" draw:textarea-vertical-align="middle" draw:auto-grow-height="false" fo:min-height="0.004cm" fo:min-width="1.053cm"/>
    </style:style>
    <style:style style:name="gr7" style:family="graphic" style:parent-style-name="standard">
      <style:graphic-properties draw:stroke="none" draw:marker-start="" draw:marker-end="" draw:fill-color="#00cc33" draw:textarea-horizontal-align="justify" draw:textarea-vertical-align="middle" draw:auto-grow-height="false" fo:min-height="0.004cm" fo:min-width="1.053cm"/>
    </style:style>
    <style:style style:name="gr8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801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marker-start="" draw:marker-end="" draw:fill-color="#ff9900" draw:textarea-horizontal-align="justify" draw:textarea-vertical-align="middle" draw:auto-grow-height="false" fo:min-height="0.004cm" fo:min-width="1.053cm"/>
    </style:style>
    <style:style style:name="gr1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48cm" fo:min-width="1.833cm"/>
      <style:paragraph-properties style:writing-mode="lr-tb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00cc33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2.413cm" svg:x="11.795cm" svg:y="5.445cm">
          <text:p text:style-name="P1"><text:span text:style-name="T1">Contrôle</text:span><text:span text:style-name="T2"><text:line-break/></text:span><text:span text:style-name="T2">(détermine l’état</text:span></text:p>
          <text:p text:style-name="P1"><text:span text:style-name="T2">de l’éclair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334cm" svg:height="2.413cm" svg:x="11.795cm" svg:y="11.541cm">
          <text:p text:style-name="P1"><text:span text:style-name="T1">Commande</text:span><text:span text:style-name="T2"><text:line-break/></text:span><text:span text:style-name="T2">(actionne l’éclair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0.508cm" draw:transform="rotate (-1.5707963267949) translate (14.843cm 7.858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7.239cm" svg:height="1.589cm" svg:x="14.843cm" svg:y="9.208cm">
          <draw:text-box>
            <text:p><text:span text:style-name="T3">Allumé (0 %, 10 %, 100%)</text:span></text:p>
            <text:p/>
          </draw:text-box>
        </draw:frame>
        <draw:custom-shape draw:style-name="gr4" draw:text-style-name="P2" draw:layer="layout" svg:width="1.774cm" svg:height="0.508cm" draw:transform="rotate (-1.5707963267949) translate (14.843cm 3.667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3" draw:layer="layout" svg:width="7.239cm" svg:height="0.878cm" svg:x="12.819cm" svg:y="2.816cm">
          <draw:text-box>
            <text:p><text:span text:style-name="T3">Configuration</text:span></text:p>
          </draw:text-box>
        </draw:frame>
        <draw:custom-shape draw:style-name="gr6" draw:text-style-name="P4" draw:layer="layout" svg:width="1.774cm" svg:height="0.508cm" draw:transform="rotate (-3.14159265358979) translate (11.776cm 6.20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5" draw:layer="layout" svg:width="1.774cm" svg:height="0.508cm" draw:transform="rotate (-3.14159265358979) translate (11.777cm 7.708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7.767cm" svg:height="1.427cm" svg:x="2.416cm" svg:y="5.509cm">
          <draw:text-box>
            <text:p><text:span text:style-name="T2">Entrée : Capteur de luminosité</text:span></text:p>
          </draw:text-box>
        </draw:frame>
        <draw:frame draw:style-name="gr8" draw:text-style-name="P3" draw:layer="layout" svg:width="7.545cm" svg:height="1.427cm" svg:x="2.445cm" svg:y="6.91cm">
          <draw:text-box>
            <text:p><text:span text:style-name="T2">Entrée : Capteur de présence</text:span></text:p>
          </draw:text-box>
        </draw:frame>
        <draw:custom-shape draw:style-name="gr9" draw:text-style-name="P6" draw:layer="layout" svg:width="0.762cm" svg:height="7.493cm" draw:transform="rotate (1.5707963267949) translate (2.524cm 8.74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7.545cm" svg:height="1.427cm" svg:x="2.346cm" svg:y="8.811cm">
          <draw:text-box>
            <text:p text:style-name="P7"><text:span text:style-name="T2">Capteurs</text:span></text:p>
          </draw:text-box>
        </draw:frame>
        <draw:custom-shape draw:style-name="gr10" draw:text-style-name="P8" draw:layer="layout" svg:width="1.774cm" svg:height="0.508cm" draw:transform="rotate (-3.14159265358979) translate (11.778cm 13.009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6.117cm" svg:height="0.839cm" svg:x="3.667cm" svg:y="12.31cm">
          <draw:text-box>
            <text:p><text:span text:style-name="T2">Commandes manuelles</text:span></text:p>
          </draw:text-box>
        </draw:frame>
        <draw:custom-shape draw:style-name="gr12" draw:text-style-name="P9" xml:id="id2" draw:id="id2" draw:layer="layout" svg:width="2.333cm" svg:height="0.598cm" svg:x="7.435cm" svg:y="15.813cm">
          <text:p text:style-name="P9"><text:span text:style-name="T1">Ampo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3" draw:id="id3" draw:layer="layout" svg:width="2.333cm" svg:height="0.598cm" svg:x="11.435cm" svg:y="15.813cm">
          <text:p text:style-name="P9"><text:span text:style-name="T1">Ampo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4" draw:id="id4" draw:layer="layout" svg:width="2.333cm" svg:height="0.598cm" svg:x="15.435cm" svg:y="15.813cm">
          <text:p text:style-name="P9"><text:span text:style-name="T1">Ampoul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5" draw:id="id5" draw:layer="layout" svg:width="2.333cm" svg:height="0.598cm" svg:x="19.435cm" svg:y="15.813cm">
          <text:p text:style-name="P9"><text:span text:style-name="T1">Ampoule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14.462cm" svg:y1="13.954cm" svg:x2="8.601cm" svg:y2="15.813cm" draw:start-shape="id1" draw:end-shape="id2" draw:end-glue-point="0" svg:d="M14462 13954v929h-5861v930" svg:viewBox="0 0 5862 1860">
          <text:p/>
        </draw:connector>
        <draw:connector draw:style-name="gr13" draw:text-style-name="P10" draw:layer="layout" svg:x1="14.462cm" svg:y1="13.954cm" svg:x2="12.601cm" svg:y2="15.813cm" draw:start-shape="id1" draw:end-shape="id3" draw:end-glue-point="0" svg:d="M14462 13954v929h-1861v930" svg:viewBox="0 0 1862 1860">
          <text:p/>
        </draw:connector>
        <draw:connector draw:style-name="gr13" draw:text-style-name="P10" draw:layer="layout" svg:x1="14.462cm" svg:y1="13.954cm" svg:x2="16.601cm" svg:y2="15.813cm" draw:start-shape="id1" draw:end-shape="id4" draw:end-glue-point="0" svg:d="M14462 13954v929h2139v930" svg:viewBox="0 0 2140 1860">
          <text:p/>
        </draw:connector>
        <draw:connector draw:style-name="gr13" draw:text-style-name="P10" draw:layer="layout" svg:x1="14.462cm" svg:y1="13.954cm" svg:x2="20.601cm" svg:y2="15.813cm" draw:start-shape="id1" draw:end-shape="id5" draw:end-glue-point="0" svg:d="M14462 13954v929h6139v930" svg:viewBox="0 0 6140 18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6:07:46.204180456</meta:creation-date>
    <dc:date>2022-03-15T16:26:42.763899096</dc:date>
    <meta:editing-duration>PT5M46S</meta:editing-duration>
    <meta:editing-cycles>2</meta:editing-cycles>
    <meta:generator>LibreOffice/6.4.7.2$Linux_X86_64 LibreOffice_project/40$Build-2</meta:generator>
    <meta:document-statistic meta:object-count="22"/>
  </office:meta>
</office:document-meta>
</file>